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0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10pt" fo:language="en" fo:country="US" fo:font-weight="bold" style:font-weight-asian="bold" style:font-weight-complex="bold"/>
    </style:style>
    <style:style style:name="T3" style:family="text">
      <style:text-properties style:font-name="Arial1" fo:font-size="10pt" fo:language="en" fo:country="US" fo:font-weight="normal" style:font-weight-asian="normal" style:font-weight-complex="normal"/>
    </style:style>
    <style:style style:name="T4" style:family="text">
      <style:text-properties style:font-name="Arial1" fo:font-size="10pt" fo:language="ru" fo:country="RU"/>
    </style:style>
    <style:style style:name="T5" style:family="text">
      <style:text-properties style:font-name="Arial1" fo:font-size="10pt" fo:language="ru" fo:country="RU" fo:font-weight="bold" style:font-weight-asian="bold" style:font-weight-complex="bold"/>
    </style:style>
    <style:style style:name="T6" style:family="text">
      <style:text-properties style:font-name="Arial1" fo:font-size="10pt" fo:language="ru" fo:country="RU" fo:font-weight="normal" style:font-weight-asian="normal" style:font-weight-complex="normal"/>
    </style:style>
    <style:style style:name="T7" style:family="text">
      <style:text-properties style:font-name="Arial1" fo:font-size="10pt" fo:font-weight="bold" style:font-weight-asian="bold" style:font-weight-complex="bold"/>
    </style:style>
    <style:style style:name="T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 text:c="6"/><text:span text:style-name="T13">Направляем Вам регистрационную карту Аптеки с учетными данными (имя и пароль) для работы c программой АналитФармация.</text:span></text:p>
      <text:p text:style-name="P1"><text:span text:style-name="T9"/></text:p>
      <text:p text:style-name="P4"><text:span text:style-name="T1"><text:s text:c="8"/>Последн</text:span><text:span text:style-name="T4">яя </text:span><text:span text:style-name="T1"><text:s/>версия <text:s/>программы <text:s/>всегда доступна <text:s/>по адресу </text:span><text:a xlink:type="simple" xlink:href="http://www.analit.net/"><text:span text:style-name="T7">www.analit.net</text:span></text:a><text:span text:style-name="T7">.</text:span><text:span text:style-name="T1"> </text:span></text:p>
      <text:p text:style-name="P4"><text:span text:style-name="T1"><text:line-break/>Самостоятельно установить программу Вы можете следующим образом:<text:line-break/><text:line-break/></text:span><text:span text:style-name="T7">Выберите файлы для загрузки:</text:span></text:p>
      <text:p text:style-name="P5"><text:span text:style-name="T1"><text:line-break/> <text:s text:c="2"/></text:span><text:span text:style-name="T8">1.</text:span><text:span text:style-name="T7"> <text:s text:c="3"/></text:span><text:span text:style-name="T1">Нажмите на ссылку </text:span><text:span text:style-name="T7">"Загрузить"</text:span><text:span text:style-name="T1">(рекомендуется). <text:line-break/> <text:s text:c="10"/></text:span><text:span text:style-name="T7">СОХРАНИТЕ</text:span><text:span text:style-name="T1"> файл на диске С.</text:span></text:p>
      <text:p text:style-name="P5"><text:span text:style-name="T1"><text:line-break/> <text:s text:c="2"/></text:span><text:span text:style-name="T8">2.</text:span><text:span text:style-name="T1"> <text:s text:c="4"/>После загрузки архив </text:span><text:span text:style-name="T7">7Z</text:span><text:span text:style-name="T1"> появится на Вашем компьютере.<text:line-break/> <text:s text:c="10"/>Двойным щелчком мыши запустите его на исполнение. <text:line-break/> <text:s text:c="10"/>В появившемся окне <text:s/></text:span><text:span text:style-name="T7">Extract </text:span><text:span text:style-name="T2">to <text:s/></text:span><text:span text:style-name="T3">п</text:span><text:span text:style-name="T6">ропишите</text:span><text:span text:style-name="T5"> <text:s/></text:span><text:span text:style-name="T6">путь загрузки: <text:s/></text:span><text:span text:style-name="T5"><text:s text:c="2"/>С:</text:span><text:span text:style-name="T2">\</text:span><text:span text:style-name="T1"><text:line-break/> <text:s text:c="10"/>Нажмите кнопку </text:span><text:span text:style-name="T7">Extract.</text:span></text:p>
      <text:p text:style-name="P1"><text:line-break/> <text:s text:c="3"/><text:span text:style-name="T14">3. </text:span>После распаковки на выбранном Вами диске появится папка AnalitF. </text:p>
      <text:p text:style-name="P1"><text:s text:c="9"/>В папке найдите <text:s/>запускающий файл <text:span text:style-name="T10">AnalitF.exe </text:span><text:span text:style-name="T12">(</text:span><text:span text:style-name="T11">"Зеленый</text:span><text:span text:style-name="T9"> глобус"</text:span>).</text:p>
      <text:p text:style-name="P1"/>
      <text:p text:style-name="P1"><text:s text:c="8"/>Щелкните по значку правой клавишей мыши, выберите меню <text:span text:style-name="T9">ОТПРАВИТЬ ---&gt;РАБОЧИЙ СТОЛ</text:span></text:p>
      <text:p text:style-name="P1"><text:s text:c="8"/>(создать ярлык). <text:line-break/> <text:s text:c="46"/><text:span text:style-name="T15"><text:s text:c="2"/>Выйдите на рабочий стол.</text:span></text:p>
      <text:p text:style-name="P1"><text:line-break/> <text:s text:c="2"/><text:span text:style-name="T10">1.</text:span>Двойным щелчком мыши по <text:span text:style-name="T9">"Зеленому глобусу"</text:span> откройте программу.</text:p>
      <text:p text:style-name="P3"><text:s text:c="3"/>2.Далее програма запросит вписать учетные данные (имя и пароль) - возьмите </text:p>
      <text:p text:style-name="P3"><text:s text:c="6"/>их из регистрационной карты. </text:p>
      <text:p text:style-name="P1"><text:s/><text:line-break/> <text:s text:c="3"/>Там же, во вкладке <text:span text:style-name="T9">"Соединение"</text:span>, настройте соединение с Интернет. <text:line-break/> <text:s text:c="3"/>Если Вы соединяетесь через модем по телефонной линии, то поставьте галочку "Устанавливать <text:s text:c="3"/>удаленное соединение" и чуть ниже выберите используемое соединение. </text:p>
      <text:p text:style-name="P1"/>
      <text:p text:style-name="P1">Если работаете через <text:span text:style-name="T9">Прокси-сервер</text:span>, войдите в соответствующую вкладку и пропишите необходимые настройки. Сохраните произведенные изменения.</text:p>
      <text:p text:style-name="P1"><text:line-break/>Успехов в работе. Пожалуйста, сохраните регистрационную карту.<text:line-break/>При необходимости, готовы перезвонить и дать все необходимые консультации.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9T17:27:09.96</meta:creation-date>
    <meta:document-statistic meta:table-count="0" meta:image-count="0" meta:object-count="0" meta:page-count="1" meta:paragraph-count="15" meta:word-count="192" meta:character-count="1662"/>
    <dc:date>2012-04-09T18:07:13.68</dc:date>
    <meta:editing-duration>PT9M10S</meta:editing-duration>
    <meta:editing-cycles>1</meta:editing-cycles>
    <meta:generator>OpenOffice.org/3.3$Win32 OpenOffice.org_project/330m20$Build-9567</meta:generator>
  </office:meta>
</office:document-meta>
</file>